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language-complex="fa" style:country-complex="IR"/>
    </style:style>
    <style:style style:name="P2" style:family="paragraph" style:parent-style-name="Standard">
      <style:text-properties style:language-complex="fa" style:country-complex="IR"/>
    </style:style>
    <style:style style:name="P3" style:family="paragraph" style:parent-style-name="Standard">
      <style:text-properties officeooo:rsid="000b654d" officeooo:paragraph-rsid="000b654d" style:language-complex="fa" style:country-complex="IR"/>
    </style:style>
    <style:style style:name="P4" style:family="paragraph" style:parent-style-name="Standard">
      <style:text-properties fo:font-size="14pt" officeooo:rsid="000b654d" officeooo:paragraph-rsid="000b654d" style:font-size-asian="14pt" style:font-size-complex="14pt" style:language-complex="fa" style:country-complex="IR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language-complex="fa" style:country-complex="IR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officeooo:rsid="000b654d" officeooo:paragraph-rsid="000b654d" style:font-size-asian="14pt" style:font-size-complex="14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ستور حذف یک فولدر:</text:p>
      <text:p text:style-name="P2"/>
      <text:p text:style-name="P5">Rm <text:s/>-r <text:s/>name_of_project</text:p>
      <text:p text:style-name="P3">ls</text:p>
      <text:p text:style-name="P3">ls -l</text:p>
      <text:p text:style-name="P6">برای اینکه بدانیم در این فولدر که قرار داریم چه فایل‌ها و فولدر ها و … است میتوانیم از از دستورات فوق استفاده کنیم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mi</meta:initial-creator>
    <meta:editing-cycles>4</meta:editing-cycles>
    <meta:creation-date>2014-11-01T14:10:00</meta:creation-date>
    <dc:date>2016-02-21T00:04:52.515085771</dc:date>
    <meta:editing-duration>PT6M51S</meta:editing-duration>
    <meta:generator>LibreOffice/5.0.2.2$Linux_X86_64 LibreOffice_project/00m0$Build-2</meta:generator>
    <meta:document-statistic meta:table-count="0" meta:image-count="0" meta:object-count="0" meta:page-count="1" meta:paragraph-count="5" meta:word-count="34" meta:character-count="163" meta:non-whitespace-character-count="1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